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729fcf" fo:font-size="24pt" officeooo:rsid="0013e65c" officeooo:paragraph-rsid="0013e65c" style:font-size-asian="24pt" style:font-size-complex="24pt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46181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13e65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3e65c" officeooo:paragraph-rsid="0013e65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3e65c" officeooo:paragraph-rsid="0013e65c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46181" officeooo:paragraph-rsid="0014618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46181" officeooo:paragraph-rsid="00146181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46181" officeooo:paragraph-rsid="00146181"/>
    </style:style>
    <style:style style:name="P9" style:family="paragraph" style:parent-style-name="Standard">
      <style:paragraph-properties fo:text-align="start" style:justify-single-word="false"/>
      <style:text-properties officeooo:rsid="00146181" officeooo:paragraph-rsid="00146181"/>
    </style:style>
    <style:style style:name="P10" style:family="paragraph" style:parent-style-name="Standard">
      <style:paragraph-properties fo:text-align="start" style:justify-single-word="false"/>
      <style:text-properties officeooo:rsid="00146181" officeooo:paragraph-rsid="0014ada3"/>
    </style:style>
    <style:style style:name="P11" style:family="paragraph" style:parent-style-name="Header">
      <style:text-properties officeooo:rsid="0013e65c" officeooo:paragraph-rsid="0013e65c"/>
    </style:style>
    <style:style style:name="T1" style:family="text">
      <style:text-properties officeooo:rsid="0013e65c"/>
    </style:style>
    <style:style style:name="T2" style:family="text">
      <style:text-properties fo:color="#000000" fo:font-size="12pt" officeooo:rsid="0013e65c" style:font-size-asian="10.5pt" style:font-size-complex="12pt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46181" style:font-weight-asian="normal" style:font-weight-complex="normal"/>
    </style:style>
    <style:style style:name="T6" style:family="text">
      <style:text-properties style:text-underline-style="none" fo:font-weight="normal" officeooo:rsid="0014ada3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Reto 2: Abstracción</text:p>
      <text:p text:style-name="P1"/>
      <text:p text:style-name="P3"><text:span text:style-name="T2">Enunciado: C</text:span>rear un <text:span text:style-name="T1">algoritmo</text:span> para resolver el problema de las cifras</text:p>
      <text:p text:style-name="P3"/>
      <text:p text:style-name="P4">Solución aportada:</text:p>
      <text:p text:style-name="P4"/>
      <text:p text:style-name="P5">Mi solución consiste en, a partir de la cifra proporcionada para intentar llegar a ella con la secuencia de números utilizar la factorización de la misma para encontrar un camino a partir del cual acercarnos a la solución óptima. En concreto el algoritmo tendría la siguiente forma:</text:p>
      <text:p text:style-name="P5"/>
      <text:list xml:id="list4670997820623185811" text:style-name="L1">
        <text:list-item>
          <text:p text:style-name="P6">Factorizar número objetivo</text:p>
        </text:list-item>
        <text:list-item>
          <text:p text:style-name="P6">Multiplicar, sumar, restar y dividir los 6 números proporcionados</text:p>
        </text:list-item>
        <text:list-item>
          <text:p text:style-name="P6">Si resultados 2 = alguna cifra conseguida en 1 elegir ese calculo</text:p>
          <text:list>
            <text:list-item>
              <text:p text:style-name="P2"><text:span text:style-name="T5">Realizar mismo procedimiento que en 2 con las nuevas cifras</text:span></text:p>
            </text:list-item>
          </text:list>
        </text:list-item>
        <text:list-item>
          <text:p text:style-name="P8"><text:span text:style-name="T4">Si no elegir resultado de 2 mas próximo a numero objetivo tras realizar suma de los resultados ya obtenidos (para, de esta forma, ir teniendo en cuenta los cálculos anteriores)</text:span></text:p>
        </text:list-item>
        <text:list-item>
          <text:p text:style-name="P8"><text:span text:style-name="T4">Si no se ha obtenido numero objetivo volver al paso 2 con las nuevas cifras.</text:span></text:p>
        </text:list-item>
      </text:list>
      <text:p text:style-name="P9"/>
      <text:p text:style-name="P10"><text:span text:style-name="T4">Esta solución presentaría aún </text:span><text:span text:style-name="T6">muchos</text:span><text:span text:style-name="T4"> problemas, sobre todo el hecho de que no contempla la posibilidad de poder pasarte del valor del número objetivo y luego ir restado o dividiendo hasta llegar a el.</text:span><text:span text:style-name="T4"> </text:span></text:p>
      <text:p text:style-name="P10"/>
      <text:p text:style-name="P10"><text:span text:style-name="T4">He considerado en partir del objetivo para construir el proceso de cálculo en lugar de hacerlo al revés porque considero que de esta forma se disminuye mucho la complejidad espacial y temporal del algoritmo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e65c" officeooo:paragraph-rsid="0013e65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gnacio Martín Requena<text:tab/><text:tab/>Estructuras de Da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08:59:39.159622885</meta:creation-date>
    <dc:date>2015-10-31T10:13:23.455453565</dc:date>
    <meta:editing-duration>PT58M3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222" meta:character-count="1327" meta:non-whitespace-character-count="1110"/>
  </office:meta>
</office:document-meta>
</file>